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Heading_20_3">
      <style:paragraph-properties fo:margin-top="0cm" fo:margin-bottom="0.247cm" style:contextual-spacing="false" fo:line-height="115%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odle e Didattica UniPD - Navigazione Accessibile</text:h>
      <text:h text:style-name="P2" text:outline-level="2">Comandi Browser Essenziali</text:h>
      <text:list text:style-name="L1">
        <text:list-item>
          <text:p text:style-name="P3"><text:span text:style-name="Strong_20_Emphasis">CTRL + L</text:span>: Attivare barra indirizzi per digitare URL </text:p>
        </text:list-item>
        <text:list-item>
          <text:p text:style-name="P3"><text:span text:style-name="Strong_20_Emphasis">CTRL + T</text:span>: Nuova scheda </text:p>
        </text:list-item>
        <text:list-item>
          <text:p text:style-name="P3"><text:span text:style-name="Strong_20_Emphasis">CTRL + W</text:span>: Chiudere scheda corrente </text:p>
        </text:list-item>
        <text:list-item>
          <text:p text:style-name="P3"><text:span text:style-name="Strong_20_Emphasis">F6</text:span>: Spostarsi tra barra indirizzi e contenuto pagina </text:p>
        </text:list-item>
        <text:list-item>
          <text:p text:style-name="P3"><text:span text:style-name="Strong_20_Emphasis">F3</text:span>: Cercare testo nella pagina </text:p>
        </text:list-item>
        <text:list-item>
          <text:p text:style-name="P4"><text:span text:style-name="Strong_20_Emphasis">CTRL + F</text:span>: Cercare testo nella pagina (alternativa) </text:p>
        </text:list-item>
      </text:list>
      <text:h text:style-name="P2" text:outline-level="2">Ricerca su Google (se necessario)</text:h>
      <text:list text:style-name="L2">
        <text:list-item>
          <text:p text:style-name="P5"><text:span text:style-name="Strong_20_Emphasis">CTRL + L</text:span> → digitare: <text:span text:style-name="Source_20_Text">didattica unipd</text:span> → <text:span text:style-name="Strong_20_Emphasis">Invio</text:span> </text:p>
        </text:list-item>
        <text:list-item>
          <text:p text:style-name="P5"><text:span text:style-name="Strong_20_Emphasis">H</text:span>: Trovare risultati di ricerca </text:p>
        </text:list-item>
        <text:list-item>
          <text:p text:style-name="P5"><text:span text:style-name="Strong_20_Emphasis">U</text:span>: Navigare tra link dei risultati </text:p>
        </text:list-item>
        <text:list-item>
          <text:p text:style-name="P5"><text:span text:style-name="Strong_20_Emphasis">INS + F7</text:span>: Lista completa link della pagina (JAWS) </text:p>
        </text:list-item>
        <text:list-item>
          <text:p text:style-name="P6"><text:span text:style-name="Strong_20_Emphasis">Invio</text:span> sul link corretto di didattica.unipd.it </text:p>
        </text:list-item>
      </text:list>
      <text:h text:style-name="P2" text:outline-level="2">Accesso Diretto a Didattica UniPD</text:h>
      <text:list text:style-name="L3">
        <text:list-item>
          <text:p text:style-name="P7"><text:span text:style-name="Strong_20_Emphasis">CTRL + L</text:span> → digitare: <text:span text:style-name="Source_20_Text">didattica.unipd.it</text:span> → <text:span text:style-name="Strong_20_Emphasis">Invio</text:span> </text:p>
        </text:list-item>
      </text:list>
      <text:h text:style-name="P2" text:outline-level="2">Ingresso in Moodle (Sequenza Fondamentale)</text:h>
      <text:list text:style-name="L4">
        <text:list-item>
          <text:p text:style-name="P8"><text:span text:style-name="Strong_20_Emphasis">Shift + Tab</text:span>: Dare focus alla pagina corrente </text:p>
        </text:list-item>
        <text:list-item>
          <text:p text:style-name="P8">Navigazione menu superiore: </text:p>
          <text:list>
            <text:list-item>
              <text:p text:style-name="P8"><text:span text:style-name="Strong_20_Emphasis">Pagina corrente (Home)</text:span>: Pagina di benvenuto </text:p>
            </text:list-item>
            <text:list-item>
              <text:p text:style-name="P8"><text:span text:style-name="Strong_20_Emphasis">Dashboard (Tab 1)</text:span>: Panoramica personale </text:p>
            </text:list-item>
            <text:list-item>
              <text:p text:style-name="P9"><text:span text:style-name="Strong_20_Emphasis">I miei corsi (Tab 2)</text:span>: Lista corsi iscritti </text:p>
            </text:list-item>
          </text:list>
        </text:list-item>
      </text:list>
      <text:h text:style-name="P2" text:outline-level="2">Navigazione Generale Portale</text:h>
      <text:list text:style-name="L5">
        <text:list-item>
          <text:p text:style-name="P10"><text:span text:style-name="Strong_20_Emphasis">H</text:span>: Saltare tra intestazioni principali </text:p>
        </text:list-item>
        <text:list-item>
          <text:p text:style-name="P10"><text:span text:style-name="Strong_20_Emphasis">U</text:span>: Navigare tra tutti i link </text:p>
        </text:list-item>
        <text:list-item>
          <text:p text:style-name="P10"><text:span text:style-name="Strong_20_Emphasis">Tab</text:span>: Spostarsi negli elementi interattivi </text:p>
        </text:list-item>
        <text:list-item>
          <text:p text:style-name="P10"><text:span text:style-name="Strong_20_Emphasis">Invio</text:span>: Attivare link o pulsanti </text:p>
        </text:list-item>
        <text:list-item>
          <text:p text:style-name="P11"><text:span text:style-name="Strong_20_Emphasis">INS + F7</text:span>: Lista completa link pagina (JAWS) </text:p>
        </text:list-item>
      </text:list>
      <text:h text:style-name="P2" text:outline-level="2">Entrare in un Corso</text:h>
      <text:list text:style-name="L6">
        <text:list-item>
          <text:p text:style-name="P12">Dalla Dashboard: <text:span text:style-name="Strong_20_Emphasis">U</text:span> per navigare tra corsi </text:p>
        </text:list-item>
        <text:list-item>
          <text:p text:style-name="P12"><text:span text:style-name="Strong_20_Emphasis">Invio</text:span> sul corso desiderato </text:p>
        </text:list-item>
        <text:list-item>
          <text:p text:style-name="P12">Si apre la pagina del corso con 3 aree principali: </text:p>
          <text:list>
            <text:list-item>
              <text:p text:style-name="P12"><text:span text:style-name="Strong_20_Emphasis">Menu laterale sinistro</text:span>: Sezioni del corso </text:p>
            </text:list-item>
            <text:list-item>
              <text:p text:style-name="P12"><text:span text:style-name="Strong_20_Emphasis">Area centrale</text:span>: Contenuto attivo </text:p>
            </text:list-item>
            <text:list-item>
              <text:p text:style-name="P13"><text:soft-page-break/><text:span text:style-name="Strong_20_Emphasis">Tab superiori</text:span>: Corso, Impostazioni, Partecipanti, ecc. </text:p>
            </text:list-item>
          </text:list>
        </text:list-item>
      </text:list>
      <text:h text:style-name="P2" text:outline-level="2">Navigazione Dentro un Corso</text:h>
      <text:h text:style-name="P14" text:outline-level="3">Menu Laterale (sempre presente):</text:h>
      <text:list text:style-name="L7">
        <text:list-item>
          <text:p text:style-name="P15"><text:span text:style-name="Strong_20_Emphasis">H</text:span>: Trovare sezioni come "Organizzazione del corso", "Riferimenti bibliografici" </text:p>
        </text:list-item>
        <text:list-item>
          <text:p text:style-name="P15"><text:span text:style-name="Strong_20_Emphasis">U</text:span>: Navigare link specifici (Annunci, Questionari, ecc.) </text:p>
        </text:list-item>
        <text:list-item>
          <text:p text:style-name="P16"><text:span text:style-name="Strong_20_Emphasis">Freccia Su/Giù</text:span>: Spostarsi tra elementi del menu </text:p>
        </text:list-item>
      </text:list>
      <text:h text:style-name="P14" text:outline-level="3">Area Centrale del Corso:</text:h>
      <text:list text:style-name="L8">
        <text:list-item>
          <text:p text:style-name="P17"><text:span text:style-name="Strong_20_Emphasis">Tab superiori</text:span>: Corso | Impostazioni | Partecipanti | Valutazioni | Report | Altro </text:p>
        </text:list-item>
        <text:list-item>
          <text:p text:style-name="P17"><text:span text:style-name="Strong_20_Emphasis">Tab</text:span>: Spostarsi tra queste sezioni </text:p>
        </text:list-item>
        <text:list-item>
          <text:p text:style-name="P17"><text:span text:style-name="Strong_20_Emphasis">H</text:span>: Navigare intestazioni del contenuto </text:p>
        </text:list-item>
        <text:list-item>
          <text:p text:style-name="P18"><text:span text:style-name="Strong_20_Emphasis">U</text:span>: Link a materiali, forum, compiti </text:p>
        </text:list-item>
      </text:list>
      <text:h text:style-name="P2" text:outline-level="2">Risorse Tipiche nei Corsi</text:h>
      <text:list text:style-name="L9">
        <text:list-item>
          <text:p text:style-name="P19"><text:span text:style-name="Strong_20_Emphasis">Annunci</text:span>: Comunicazioni docente </text:p>
        </text:list-item>
        <text:list-item>
          <text:p text:style-name="P19"><text:span text:style-name="Strong_20_Emphasis">Forum</text:span>: Discussioni studenti-docente </text:p>
        </text:list-item>
        <text:list-item>
          <text:p text:style-name="P19"><text:span text:style-name="Strong_20_Emphasis">Compiti</text:span>: Assignment da consegnare </text:p>
        </text:list-item>
        <text:list-item>
          <text:p text:style-name="P19"><text:span text:style-name="Strong_20_Emphasis">Quiz/Questionari</text:span>: Test e verifiche </text:p>
        </text:list-item>
        <text:list-item>
          <text:p text:style-name="P20"><text:span text:style-name="Strong_20_Emphasis">Risorse</text:span>: PDF, slides, materiali scaricabili </text:p>
        </text:list-item>
      </text:list>
      <text:h text:style-name="P2" text:outline-level="2">Comandi Specifici Navigazione</text:h>
      <text:list text:style-name="L10">
        <text:list-item>
          <text:p text:style-name="P21"><text:span text:style-name="Strong_20_Emphasis">CTRL + Home</text:span>: Tornare all'inizio della pagina </text:p>
        </text:list-item>
        <text:list-item>
          <text:p text:style-name="P21"><text:span text:style-name="Strong_20_Emphasis">CTRL + End</text:span>: Andare alla fine della pagina </text:p>
        </text:list-item>
        <text:list-item>
          <text:p text:style-name="P21"><text:span text:style-name="Strong_20_Emphasis">Page Up/Page Down</text:span>: Scorrere pagina </text:p>
        </text:list-item>
        <text:list-item>
          <text:p text:style-name="P22"><text:span text:style-name="Strong_20_Emphasis">CTRL + Freccia Sinistra/Destra</text:span>: Spostarsi tra parole </text:p>
        </text:list-item>
      </text:list>
      <text:h text:style-name="P2" text:outline-level="2">Suggerimenti Pratici</text:h>
      <text:list text:style-name="L11">
        <text:list-item>
          <text:p text:style-name="P23">Sempre <text:span text:style-name="Strong_20_Emphasis">H</text:span> per orientarsi nella struttura </text:p>
        </text:list-item>
        <text:list-item>
          <text:p text:style-name="P23"><text:span text:style-name="Strong_20_Emphasis">U</text:span> per trovare rapidamente link specifici </text:p>
        </text:list-item>
        <text:list-item>
          <text:p text:style-name="P23">Usare <text:span text:style-name="Strong_20_Emphasis">CTRL + D</text:span> per salvare corsi frequenti nei preferiti </text:p>
        </text:list-item>
        <text:list-item>
          <text:p text:style-name="P24">In caso di dubbi: cercare sezione "Assistenza" con <text:span text:style-name="Strong_20_Emphasis">U</text:span>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5:02:41.869324900</meta:creation-date>
    <dc:date>2025-07-18T15:09:38.019458100</dc:date>
    <meta:editing-duration>PT6M56S</meta:editing-duration>
    <meta:editing-cycles>1</meta:editing-cycles>
    <meta:document-statistic meta:table-count="0" meta:image-count="0" meta:object-count="0" meta:page-count="2" meta:paragraph-count="61" meta:word-count="410" meta:character-count="2504" meta:non-whitespace-character-count="2155"/>
    <meta:generator>LibreOffice/25.2.4.3$Windows_X86_64 LibreOffice_project/33e196637044ead23f5c3226cde09b47731f7e27</meta:generator>
  </office:meta>
</office:document-meta>
</file>